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public speaking or volunteer experience do you have?</text:p>
      <text:p text:style-name="Standard"/>
      <text:p text:style-name="Standard"/>
      <text:p text:style-name="Standard"/>
      <text:p text:style-name="Standard"/>
      <text:p text:style-name="Standard"/>
      <text:p text:style-name="Standard"/>
      <text:p text:style-name="Standard"/>
      <text:p text:style-name="Standard">Why do you want to join the 42 Ambassador Team?</text:p>
      <text:p text:style-name="Standard"/>
      <text:p text:style-name="Standard"/>
      <text:p text:style-name="Standard"/>
      <text:p text:style-name="Standard"/>
      <text:p text:style-name="Standard"/>
      <text:p text:style-name="Standard"/>
      <text:p text:style-name="Standard"/>
      <text:p text:style-name="Standard">What groups are you strongest with and which would you like to work on? (Peers, children, parents or corporate)</text:p>
      <text:p text:style-name="Standard"><text:tab/><text:tab/></text:p>
      <text:p text:style-name="Standard">*Check-ins - good for peer and parent practice</text:p>
      <text:p text:style-name="Standard">*Potential student tours - good for peer practice</text:p>
      <text:p text:style-name="Standard">*Hackathons - good for children and parent practice</text:p>
      <text:p text:style-name="Standard">*Dev presentations - good for corporate practice</text:p>
      <text:p text:style-name="Standard">*Innovation tours - good for corporate practice</text:p>
      <text:p text:style-name="Standard"/>
      <text:p text:style-name="Standard"/>
      <text:p text:style-name="Standard"><text:soft-page-break/></text:p>
      <text:p text:style-name="Standard"/>
      <text:p text:style-name="Standard"/>
      <text:p text:style-name="Standard"/>
      <text:p text:style-name="Standard"/>
      <text:p text:style-name="Standard"/>
      <text:p text:style-name="Standard">Answer these questions like I know nothing about 42:</text:p>
      <text:p text:style-name="Standard"/>
      <text:p text:style-name="Standard">In the most concise way possible, answer this question, what is 42? (Looking for the key words: tuition-free, peer-to-peer and coding)</text:p>
      <text:p text:style-name="Standard"/>
      <text:p text:style-name="Standard"/>
      <text:p text:style-name="Standard"/>
      <text:p text:style-name="Standard"/>
      <text:p text:style-name="Standard"/>
      <text:p text:style-name="Standard"/>
      <text:p text:style-name="Standard">My son is looking at going to 42, has no coding experience and has told us about the piscine - do you really think it’s worth his time? (Speak to your own experience only)</text:p>
      <text:p text:style-name="Standard"/>
      <text:p text:style-name="Standard"/>
      <text:p text:style-name="Standard"/>
      <text:p text:style-name="Standard"/>
      <text:p text:style-name="Standard"/>
      <text:p text:style-name="Standard"/>
      <text:p text:style-name="Standard">My daughter is looking at going to 42 and we did some research about females in tech schools and the tech industry, and the statistics are pretty frightening. <text:s/>Is 42 a safe and equal environment for her? (Speak to your own experience - but mention 24 hour security and the randomized grading)</text:p>
      <text:p text:style-name="Standard"/>
      <text:p text:style-name="Standard"/>
      <text:p text:style-name="Standard"/>
      <text:p text:style-name="Standard"><text:soft-page-break/></text:p>
      <text:p text:style-name="Standard"/>
      <text:p text:style-name="Standard"/>
      <text:p text:style-name="Standard">I saw on your website that internships are required, what is your job placement like? (Trick question, 42 does not offer direct job placement, but rather resources to assist our students in finding internships. <text:s/>We have an internal job board, regular presentations by companies and career fairs on campus.)</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14" meta:word-count="241" meta:character-count="1413" meta:non-whitespace-character-count="1181"/>
    <meta:generator>LibreOfficeDev/6.0.5.2$Linux_X86_64 LibreOffice_project/</meta:generator>
  </office:meta>
</office:document-meta>
</file>